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5173in"/>
    </style:style>
    <style:style style:name="co3" style:family="table-column">
      <style:table-column-properties fo:break-before="auto" style:column-width="1.7862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5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551in" svg:height="4.6157in" svg:x="2.026in" svg:y="16.9091in">
            <draw:object draw:notify-on-update-of-ranges="Sheet1.A1:Sheet1.A1 Sheet1.A2:Sheet1.A101 Sheet1.B1:Sheet1.B1 Sheet1.B2:Sheet1.B101 Sheet1.C1:Sheet1.C1 Sheet1.C2:Sheet1.C101 Sheet1.D1:Sheet1.D1 Sheet1.D2:Sheet1.D101 Sheet1.E1:Sheet1.E1 Sheet1.E2:Sheet1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>
            <text:p>Radius</text:p>
          </table:table-cell>
          <table:table-cell table:style-name="ce1" office:value-type="string">
            <text:p>Wall Time (OpenCL)</text:p>
          </table:table-cell>
          <table:table-cell table:style-name="ce1" office:value-type="string">
            <text:p>User Time (OpenCL)</text:p>
          </table:table-cell>
          <table:table-cell table:style-name="ce1" office:value-type="string">
            <text:p>Wall Time (Stock)</text:p>
          </table:table-cell>
          <table:table-cell table:style-name="ce1" office:value-type="string">
            <text:p>User Time(Stock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4M37.994S">
            <text:p>04:37.99</text:p>
          </table:table-cell>
          <table:table-cell office:value-type="time" office:time-value="PT00H27M44.016S">
            <text:p>27:44.02</text:p>
          </table:table-cell>
          <table:table-cell office:value-type="time" office:time-value="PT00H00M17.047S">
            <text:p>00:17.05</text:p>
          </table:table-cell>
          <table:table-cell office:value-type="time" office:time-value="PT00H00M16.873S">
            <text:p>00:16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4M38.165S">
            <text:p>04:38.17</text:p>
          </table:table-cell>
          <table:table-cell office:value-type="time" office:time-value="PT00H27M45.124S">
            <text:p>27:45.12</text:p>
          </table:table-cell>
          <table:table-cell office:value-type="time" office:time-value="PT00H00M17.165S">
            <text:p>00:17.17</text:p>
          </table:table-cell>
          <table:table-cell office:value-type="time" office:time-value="PT00H00M17.025S">
            <text:p>00:17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38.213S">
            <text:p>04:38.21</text:p>
          </table:table-cell>
          <table:table-cell office:value-type="time" office:time-value="PT00H27M46.98S">
            <text:p>27:46.98</text:p>
          </table:table-cell>
          <table:table-cell office:value-type="time" office:time-value="PT00H00M18.201S">
            <text:p>00:18.20</text:p>
          </table:table-cell>
          <table:table-cell office:value-type="time" office:time-value="PT00H00M18.065S">
            <text:p>00:18.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4M38.6S">
            <text:p>04:38.60</text:p>
          </table:table-cell>
          <table:table-cell office:value-type="time" office:time-value="PT00H27M46.096S">
            <text:p>27:46.10</text:p>
          </table:table-cell>
          <table:table-cell office:value-type="time" office:time-value="PT00H00M19.947S">
            <text:p>00:19.95</text:p>
          </table:table-cell>
          <table:table-cell office:value-type="time" office:time-value="PT00H00M19.665S">
            <text:p>00:19.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04M38.982S">
            <text:p>04:38.98</text:p>
          </table:table-cell>
          <table:table-cell office:value-type="time" office:time-value="PT00H27M47.528S">
            <text:p>27:47.53</text:p>
          </table:table-cell>
          <table:table-cell office:value-type="time" office:time-value="PT00H00M22.013S">
            <text:p>00:22.01</text:p>
          </table:table-cell>
          <table:table-cell office:value-type="time" office:time-value="PT00H00M21.873S">
            <text:p>00:21.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4M39.374S">
            <text:p>04:39.37</text:p>
          </table:table-cell>
          <table:table-cell office:value-type="time" office:time-value="PT00H27M49.108S">
            <text:p>27:49.11</text:p>
          </table:table-cell>
          <table:table-cell office:value-type="time" office:time-value="PT00H00M24.678S">
            <text:p>00:24.68</text:p>
          </table:table-cell>
          <table:table-cell office:value-type="time" office:time-value="PT00H00M24.49S">
            <text:p>00:24.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0H04M39.58S">
            <text:p>04:39.58</text:p>
          </table:table-cell>
          <table:table-cell office:value-type="time" office:time-value="PT00H27M48.896S">
            <text:p>27:48.90</text:p>
          </table:table-cell>
          <table:table-cell office:value-type="time" office:time-value="PT00H00M28.396S">
            <text:p>00:28.40</text:p>
          </table:table-cell>
          <table:table-cell office:value-type="time" office:time-value="PT00H00M28.222S">
            <text:p>00:28.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39.794S">
            <text:p>04:39.79</text:p>
          </table:table-cell>
          <table:table-cell office:value-type="time" office:time-value="PT00H27M49.512S">
            <text:p>27:49.51</text:p>
          </table:table-cell>
          <table:table-cell office:value-type="time" office:time-value="PT00H00M32.892S">
            <text:p>00:32.89</text:p>
          </table:table-cell>
          <table:table-cell office:value-type="time" office:time-value="PT00H00M32.714S">
            <text:p>00:32.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00H04M40.401S">
            <text:p>04:40.40</text:p>
          </table:table-cell>
          <table:table-cell office:value-type="time" office:time-value="PT00H27M51.196S">
            <text:p>27:51.20</text:p>
          </table:table-cell>
          <table:table-cell office:value-type="time" office:time-value="PT00H00M38.388S">
            <text:p>00:38.39</text:p>
          </table:table-cell>
          <table:table-cell office:value-type="time" office:time-value="PT00H00M38.194S">
            <text:p>00:38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00H04M41.079S">
            <text:p>04:41.08</text:p>
          </table:table-cell>
          <table:table-cell office:value-type="time" office:time-value="PT00H27M52.04S">
            <text:p>27:52.04</text:p>
          </table:table-cell>
          <table:table-cell office:value-type="time" office:time-value="PT00H00M44.889S">
            <text:p>00:44.89</text:p>
          </table:table-cell>
          <table:table-cell office:value-type="time" office:time-value="PT00H00M44.695S">
            <text:p>00:44.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00H04M41.396S">
            <text:p>04:41.40</text:p>
          </table:table-cell>
          <table:table-cell office:value-type="time" office:time-value="PT00H27M52.717S">
            <text:p>27:52.72</text:p>
          </table:table-cell>
          <table:table-cell office:value-type="time" office:time-value="PT00H00M52.387S">
            <text:p>00:52.39</text:p>
          </table:table-cell>
          <table:table-cell office:value-type="time" office:time-value="PT00H00M52.151S">
            <text:p>00:52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00H04M41.876S">
            <text:p>04:41.88</text:p>
          </table:table-cell>
          <table:table-cell office:value-type="time" office:time-value="PT00H27M54.165S">
            <text:p>27:54.17</text:p>
          </table:table-cell>
          <table:table-cell office:value-type="time" office:time-value="PT00H01M01.635S">
            <text:p>01:01.64</text:p>
          </table:table-cell>
          <table:table-cell office:value-type="time" office:time-value="PT00H01M01.396S">
            <text:p>01:01.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00H04M41.673S">
            <text:p>04:41.67</text:p>
          </table:table-cell>
          <table:table-cell office:value-type="time" office:time-value="PT00H27M53.869S">
            <text:p>27:53.87</text:p>
          </table:table-cell>
          <table:table-cell office:value-type="time" office:time-value="PT00H01M11.708S">
            <text:p>01:11.71</text:p>
          </table:table-cell>
          <table:table-cell office:value-type="time" office:time-value="PT00H01M11.42S">
            <text:p>01:11.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00H04M42.699S">
            <text:p>04:42.70</text:p>
          </table:table-cell>
          <table:table-cell office:value-type="time" office:time-value="PT00H27M55.513S">
            <text:p>27:55.51</text:p>
          </table:table-cell>
          <table:table-cell office:value-type="time" office:time-value="PT00H01M23.23S">
            <text:p>01:23.23</text:p>
          </table:table-cell>
          <table:table-cell office:value-type="time" office:time-value="PT00H01M22.957S">
            <text:p>01:22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00H04M43.038S">
            <text:p>04:43.04</text:p>
          </table:table-cell>
          <table:table-cell office:value-type="time" office:time-value="PT00H27M56.129S">
            <text:p>27:56.13</text:p>
          </table:table-cell>
          <table:table-cell office:value-type="time" office:time-value="PT00H01M35.66S">
            <text:p>01:35.66</text:p>
          </table:table-cell>
          <table:table-cell office:value-type="time" office:time-value="PT00H01M35.354S">
            <text:p>01:35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00H15M14.796S">
            <text:p>15:14.80</text:p>
          </table:table-cell>
          <table:table-cell office:value-type="time" office:time-value="PT01H35M36.479S">
            <text:p>35:36.48</text:p>
          </table:table-cell>
          <table:table-cell office:value-type="time" office:time-value="PT00H02M09.049S">
            <text:p>02:09.05</text:p>
          </table:table-cell>
          <table:table-cell office:value-type="time" office:time-value="PT00H02M08.616S">
            <text:p>02:08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00H15M15.182S">
            <text:p>15:15.18</text:p>
          </table:table-cell>
          <table:table-cell office:value-type="time" office:time-value="PT01H35M31.978S">
            <text:p>35:31.98</text:p>
          </table:table-cell>
          <table:table-cell office:value-type="time" office:time-value="PT00H02M25.54S">
            <text:p>02:25.54</text:p>
          </table:table-cell>
          <table:table-cell office:value-type="time" office:time-value="PT00H02M25.021S">
            <text:p>02:25.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00H35M42.196S">
            <text:p>35:42.20</text:p>
          </table:table-cell>
          <table:table-cell office:value-type="time" office:time-value="PT03H46M31.541S">
            <text:p>46:31.54</text:p>
          </table:table-cell>
          <table:table-cell office:value-type="time" office:time-value="PT00H03M13.763S">
            <text:p>03:13.76</text:p>
          </table:table-cell>
          <table:table-cell office:value-type="time" office:time-value="PT00H03M12.992S">
            <text:p>03:12.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00H35M42.284S">
            <text:p>35:42.28</text:p>
          </table:table-cell>
          <table:table-cell office:value-type="time" office:time-value="PT03H46M43.302S">
            <text:p>46:43.30</text:p>
          </table:table-cell>
          <table:table-cell office:value-type="time" office:time-value="PT00H03M33.519S">
            <text:p>03:33.52</text:p>
          </table:table-cell>
          <table:table-cell office:value-type="time" office:time-value="PT00H03M32.681S">
            <text:p>03:32.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35M42.833S">
            <text:p>35:42.83</text:p>
          </table:table-cell>
          <table:table-cell office:value-type="time" office:time-value="PT03H46M41.854S">
            <text:p>46:41.85</text:p>
          </table:table-cell>
          <table:table-cell office:value-type="time" office:time-value="PT00H03M55.174S">
            <text:p>03:55.17</text:p>
          </table:table-cell>
          <table:table-cell office:value-type="time" office:time-value="PT00H03M54.331S">
            <text:p>03:54.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00H35M42.975S">
            <text:p>35:42.98</text:p>
          </table:table-cell>
          <table:table-cell office:value-type="time" office:time-value="PT03H46M28.049S">
            <text:p>46:28.05</text:p>
          </table:table-cell>
          <table:table-cell office:value-type="time" office:time-value="PT00H04M18.941S">
            <text:p>04:18.94</text:p>
          </table:table-cell>
          <table:table-cell office:value-type="time" office:time-value="PT00H04M18.044S">
            <text:p>04:18.0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00H35M40.532S">
            <text:p>35:40.53</text:p>
          </table:table-cell>
          <table:table-cell office:value-type="time" office:time-value="PT03H46M32.898S">
            <text:p>46:32.90</text:p>
          </table:table-cell>
          <table:table-cell office:value-type="time" office:time-value="PT00H04M45.828S">
            <text:p>04:45.83</text:p>
          </table:table-cell>
          <table:table-cell office:value-type="time" office:time-value="PT00H04M44.782S">
            <text:p>04:44.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00H35M46.06S">
            <text:p>35:46.06</text:p>
          </table:table-cell>
          <table:table-cell office:value-type="time" office:time-value="PT03H46M52.163S">
            <text:p>46:52.16</text:p>
          </table:table-cell>
          <table:table-cell office:value-type="time" office:time-value="PT00H05M12.683S">
            <text:p>05:12.68</text:p>
          </table:table-cell>
          <table:table-cell office:value-type="time" office:time-value="PT00H05M11.655S">
            <text:p>05:11.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00H35M46.484S">
            <text:p>35:46.48</text:p>
          </table:table-cell>
          <table:table-cell office:value-type="time" office:time-value="PT03H46M50.475S">
            <text:p>46:50.48</text:p>
          </table:table-cell>
          <table:table-cell office:value-type="time" office:time-value="PT00H05M43.273S">
            <text:p>05:43.27</text:p>
          </table:table-cell>
          <table:table-cell office:value-type="time" office:time-value="PT00H05M42.141S">
            <text:p>05:42.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00H35M48.451S">
            <text:p>35:48.45</text:p>
          </table:table-cell>
          <table:table-cell office:value-type="time" office:time-value="PT03H46M52.563S">
            <text:p>46:52.56</text:p>
          </table:table-cell>
          <table:table-cell office:value-type="time" office:time-value="PT00H06M16.912S">
            <text:p>06:16.91</text:p>
          </table:table-cell>
          <table:table-cell office:value-type="time" office:time-value="PT00H06M15.715S">
            <text:p>06:15.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35M50.733S">
            <text:p>35:50.73</text:p>
          </table:table-cell>
          <table:table-cell office:value-type="time" office:time-value="PT03H46M54.715S">
            <text:p>46:54.72</text:p>
          </table:table-cell>
          <table:table-cell office:value-type="time" office:time-value="PT00H06M52.307S">
            <text:p>06:52.31</text:p>
          </table:table-cell>
          <table:table-cell office:value-type="time" office:time-value="PT00H06M51.046S">
            <text:p>06:51.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0H35M52.975S">
            <text:p>35:52.98</text:p>
          </table:table-cell>
          <table:table-cell office:value-type="time" office:time-value="PT03H46M59.847S">
            <text:p>46:59.85</text:p>
          </table:table-cell>
          <table:table-cell office:value-type="time" office:time-value="PT00H07M28.971S">
            <text:p>07:28.97</text:p>
          </table:table-cell>
          <table:table-cell office:value-type="time" office:time-value="PT00H07M27.596S">
            <text:p>07:27.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0H35M51.227S">
            <text:p>35:51.23</text:p>
          </table:table-cell>
          <table:table-cell office:value-type="time" office:time-value="PT03H46M58.707S">
            <text:p>46:58.71</text:p>
          </table:table-cell>
          <table:table-cell office:value-type="time" office:time-value="PT00H08M10.778S">
            <text:p>08:10.78</text:p>
          </table:table-cell>
          <table:table-cell office:value-type="time" office:time-value="PT00H08M09.279S">
            <text:p>08:09.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00H35M53.105S">
            <text:p>35:53.11</text:p>
          </table:table-cell>
          <table:table-cell office:value-type="time" office:time-value="PT03H46M58.171S">
            <text:p>46:58.17</text:p>
          </table:table-cell>
          <table:table-cell office:value-type="time" office:time-value="PT00H08M54.596S">
            <text:p>08:54.60</text:p>
          </table:table-cell>
          <table:table-cell office:value-type="time" office:time-value="PT00H08M53.045S">
            <text:p>08:53.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0H35M50.744S">
            <text:p>35:50.74</text:p>
          </table:table-cell>
          <table:table-cell office:value-type="time" office:time-value="PT03H46M46.718S">
            <text:p>46:46.72</text:p>
          </table:table-cell>
          <table:table-cell office:value-type="time" office:time-value="PT00H09M39.942S">
            <text:p>09:39.94</text:p>
          </table:table-cell>
          <table:table-cell office:value-type="time" office:time-value="PT00H09M38.328S">
            <text:p>09:38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0H35M53.482S">
            <text:p>35:53.48</text:p>
          </table:table-cell>
          <table:table-cell office:value-type="time" office:time-value="PT03H46M42.846S">
            <text:p>46:42.85</text:p>
          </table:table-cell>
          <table:table-cell office:value-type="time" office:time-value="PT00H10M25.075S">
            <text:p>10:25.08</text:p>
          </table:table-cell>
          <table:table-cell office:value-type="time" office:time-value="PT00H10M23.283S">
            <text:p>10:23.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00H35M55.225S">
            <text:p>35:55.23</text:p>
          </table:table-cell>
          <table:table-cell office:value-type="time" office:time-value="PT03H47M01.815S">
            <text:p>47:01.82</text:p>
          </table:table-cell>
          <table:table-cell office:value-type="time" office:time-value="PT00H11M20.605S">
            <text:p>11:20.61</text:p>
          </table:table-cell>
          <table:table-cell office:value-type="time" office:time-value="PT00H11M18.686S">
            <text:p>11:18.6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00H35M58.707S">
            <text:p>35:58.71</text:p>
          </table:table-cell>
          <table:table-cell office:value-type="time" office:time-value="PT03H47M10.444S">
            <text:p>47:10.44</text:p>
          </table:table-cell>
          <table:table-cell office:value-type="time" office:time-value="PT00H12M11.482S">
            <text:p>12:11.48</text:p>
          </table:table-cell>
          <table:table-cell office:value-type="time" office:time-value="PT00H12M09.466S">
            <text:p>12:09.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00H36M10.285S">
            <text:p>36:10.29</text:p>
          </table:table-cell>
          <table:table-cell office:value-type="time" office:time-value="PT03H46M56.463S">
            <text:p>46:56.46</text:p>
          </table:table-cell>
          <table:table-cell office:value-type="time" office:time-value="PT00H13M10.005S">
            <text:p>13:10.01</text:p>
          </table:table-cell>
          <table:table-cell office:value-type="time" office:time-value="PT00H13M07.185S">
            <text:p>13:07.1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00H36M02.453S">
            <text:p>36:02.45</text:p>
          </table:table-cell>
          <table:table-cell office:value-type="time" office:time-value="PT03H47M10.488S">
            <text:p>47:10.49</text:p>
          </table:table-cell>
          <table:table-cell office:value-type="time" office:time-value="PT00H14M09.057S">
            <text:p>14:09.06</text:p>
          </table:table-cell>
          <table:table-cell office:value-type="time" office:time-value="PT00H14M06.749S">
            <text:p>14:06.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00H36M00.11S">
            <text:p>36:00.11</text:p>
          </table:table-cell>
          <table:table-cell office:value-type="time" office:time-value="PT03H46M56.367S">
            <text:p>46:56.37</text:p>
          </table:table-cell>
          <table:table-cell office:value-type="time" office:time-value="PT00H15M12.553S">
            <text:p>15:12.55</text:p>
          </table:table-cell>
          <table:table-cell office:value-type="time" office:time-value="PT00H15M10.125S">
            <text:p>15:10.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00H36M01.193S">
            <text:p>36:01.19</text:p>
          </table:table-cell>
          <table:table-cell office:value-type="time" office:time-value="PT03H47M02.055S">
            <text:p>47:02.06</text:p>
          </table:table-cell>
          <table:table-cell office:value-type="time" office:time-value="PT00H16M21.329S">
            <text:p>16:21.33</text:p>
          </table:table-cell>
          <table:table-cell office:value-type="time" office:time-value="PT00H16M18.797S">
            <text:p>16:18.8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00H36M08.098S">
            <text:p>36:08.10</text:p>
          </table:table-cell>
          <table:table-cell office:value-type="time" office:time-value="PT03H47M23.969S">
            <text:p>47:23.97</text:p>
          </table:table-cell>
          <table:table-cell office:value-type="time" office:time-value="PT00H17M30.21S">
            <text:p>17:30.21</text:p>
          </table:table-cell>
          <table:table-cell office:value-type="time" office:time-value="PT00H17M27.481S">
            <text:p>17:27.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00H36M06.395S">
            <text:p>36:06.40</text:p>
          </table:table-cell>
          <table:table-cell office:value-type="time" office:time-value="PT03H47M04.827S">
            <text:p>47:04.83</text:p>
          </table:table-cell>
          <table:table-cell office:value-type="time" office:time-value="PT00H18M43.213S">
            <text:p>18:43.21</text:p>
          </table:table-cell>
          <table:table-cell office:value-type="time" office:time-value="PT00H18M40.338S">
            <text:p>18:40.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36M11.517S">
            <text:p>36:11.52</text:p>
          </table:table-cell>
          <table:table-cell office:value-type="time" office:time-value="PT03H47M22.113S">
            <text:p>47:22.11</text:p>
          </table:table-cell>
          <table:table-cell office:value-type="time" office:time-value="PT00H19M56.536S">
            <text:p>19:56.54</text:p>
          </table:table-cell>
          <table:table-cell office:value-type="time" office:time-value="PT00H19M53.311S">
            <text:p>19:53.3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00H36M09.346S">
            <text:p>36:09.35</text:p>
          </table:table-cell>
          <table:table-cell office:value-type="time" office:time-value="PT03H47M24.949S">
            <text:p>47:24.95</text:p>
          </table:table-cell>
          <table:table-cell office:value-type="time" office:time-value="PT00H21M09.256S">
            <text:p>21:09.26</text:p>
          </table:table-cell>
          <table:table-cell office:value-type="time" office:time-value="PT00H21M06.063S">
            <text:p>21:06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00H36M11.405S">
            <text:p>36:11.41</text:p>
          </table:table-cell>
          <table:table-cell office:value-type="time" office:time-value="PT03H47M23.297S">
            <text:p>47:23.30</text:p>
          </table:table-cell>
          <table:table-cell office:value-type="time" office:time-value="PT00H22M23.627S">
            <text:p>22:23.63</text:p>
          </table:table-cell>
          <table:table-cell office:value-type="time" office:time-value="PT00H22M20.016S">
            <text:p>22:20.0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00H36M12.169S">
            <text:p>36:12.17</text:p>
          </table:table-cell>
          <table:table-cell office:value-type="time" office:time-value="PT03H47M21.045S">
            <text:p>47:21.05</text:p>
          </table:table-cell>
          <table:table-cell office:value-type="time" office:time-value="PT00H23M43.019S">
            <text:p>23:43.02</text:p>
          </table:table-cell>
          <table:table-cell office:value-type="time" office:time-value="PT00H23M39.477S">
            <text:p>23:39.4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00H36M12.651S">
            <text:p>36:12.65</text:p>
          </table:table-cell>
          <table:table-cell office:value-type="time" office:time-value="PT03H47M15.28S">
            <text:p>47:15.28</text:p>
          </table:table-cell>
          <table:table-cell office:value-type="time" office:time-value="PT00H25M02.27S">
            <text:p>25:02.27</text:p>
          </table:table-cell>
          <table:table-cell office:value-type="time" office:time-value="PT00H24M58.254S">
            <text:p>24:58.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00H36M18.281S">
            <text:p>36:18.28</text:p>
          </table:table-cell>
          <table:table-cell office:value-type="time" office:time-value="PT03H47M39.694S">
            <text:p>47:39.69</text:p>
          </table:table-cell>
          <table:table-cell office:value-type="time" office:time-value="PT00H26M25.325S">
            <text:p>26:25.33</text:p>
          </table:table-cell>
          <table:table-cell office:value-type="time" office:time-value="PT00H26M21.391S">
            <text:p>26:21.3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00H36M19.504S">
            <text:p>36:19.50</text:p>
          </table:table-cell>
          <table:table-cell office:value-type="time" office:time-value="PT03H47M37.046S">
            <text:p>47:37.05</text:p>
          </table:table-cell>
          <table:table-cell office:value-type="time" office:time-value="PT00H27M58.361S">
            <text:p>27:58.36</text:p>
          </table:table-cell>
          <table:table-cell office:value-type="time" office:time-value="PT00H27M54.229S">
            <text:p>27:54.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00H36M20.956S">
            <text:p>36:20.96</text:p>
          </table:table-cell>
          <table:table-cell office:value-type="time" office:time-value="PT03H47M36.769S">
            <text:p>47:36.77</text:p>
          </table:table-cell>
          <table:table-cell office:value-type="time" office:time-value="PT00H29M25.211S">
            <text:p>29:25.21</text:p>
          </table:table-cell>
          <table:table-cell office:value-type="time" office:time-value="PT00H29M20.426S">
            <text:p>29:20.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00H36M21.891S">
            <text:p>36:21.89</text:p>
          </table:table-cell>
          <table:table-cell office:value-type="time" office:time-value="PT03H47M35.297S">
            <text:p>47:35.30</text:p>
          </table:table-cell>
          <table:table-cell office:value-type="time" office:time-value="PT00H30M58.04S">
            <text:p>30:58.04</text:p>
          </table:table-cell>
          <table:table-cell office:value-type="time" office:time-value="PT00H30M53.524S">
            <text:p>30:53.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00H36M19.272S">
            <text:p>36:19.27</text:p>
          </table:table-cell>
          <table:table-cell office:value-type="time" office:time-value="PT03H47M20.909S">
            <text:p>47:20.91</text:p>
          </table:table-cell>
          <table:table-cell office:value-type="time" office:time-value="PT00H32M31.701S">
            <text:p>32:31.70</text:p>
          </table:table-cell>
          <table:table-cell office:value-type="time" office:time-value="PT00H32M26.97S">
            <text:p>32:26.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00H36M21.967S">
            <text:p>36:21.97</text:p>
          </table:table-cell>
          <table:table-cell office:value-type="time" office:time-value="PT03H47M20.62S">
            <text:p>47:20.62</text:p>
          </table:table-cell>
          <table:table-cell office:value-type="time" office:time-value="PT00H34M06.654S">
            <text:p>34:06.65</text:p>
          </table:table-cell>
          <table:table-cell office:value-type="time" office:time-value="PT00H34M01.744S">
            <text:p>34:01.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00H36M23.814S">
            <text:p>36:23.81</text:p>
          </table:table-cell>
          <table:table-cell office:value-type="time" office:time-value="PT03H47M22.085S">
            <text:p>47:22.09</text:p>
          </table:table-cell>
          <table:table-cell office:value-type="time" office:time-value="PT00H35M35.533S">
            <text:p>35:35.53</text:p>
          </table:table-cell>
          <table:table-cell office:value-type="time" office:time-value="PT00H35M30.397S">
            <text:p>35:30.4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00H36M25.091S">
            <text:p>36:25.09</text:p>
          </table:table-cell>
          <table:table-cell office:value-type="time" office:time-value="PT03H47M30.901S">
            <text:p>47:30.90</text:p>
          </table:table-cell>
          <table:table-cell office:value-type="time" office:time-value="PT00H37M09.108S">
            <text:p>37:09.11</text:p>
          </table:table-cell>
          <table:table-cell office:value-type="time" office:time-value="PT00H37M03.723S">
            <text:p>37:03.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00H36M31.728S">
            <text:p>36:31.73</text:p>
          </table:table-cell>
          <table:table-cell office:value-type="time" office:time-value="PT03H47M51.13S">
            <text:p>47:51.13</text:p>
          </table:table-cell>
          <table:table-cell office:value-type="time" office:time-value="PT00H38M34.14S">
            <text:p>38:34.14</text:p>
          </table:table-cell>
          <table:table-cell office:value-type="time" office:time-value="PT00H38M28.56S">
            <text:p>38:28.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00H36M31.128S">
            <text:p>36:31.13</text:p>
          </table:table-cell>
          <table:table-cell office:value-type="time" office:time-value="PT03H47M46.426S">
            <text:p>47:46.43</text:p>
          </table:table-cell>
          <table:table-cell office:value-type="time" office:time-value="PT00H40M08.661S">
            <text:p>40:08.66</text:p>
          </table:table-cell>
          <table:table-cell office:value-type="time" office:time-value="PT00H40M02.906S">
            <text:p>40:02.9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00H36M30.691S">
            <text:p>36:30.69</text:p>
          </table:table-cell>
          <table:table-cell office:value-type="time" office:time-value="PT03H47M39.886S">
            <text:p>47:39.89</text:p>
          </table:table-cell>
          <table:table-cell office:value-type="time" office:time-value="PT00H41M38.852S">
            <text:p>41:38.85</text:p>
          </table:table-cell>
          <table:table-cell office:value-type="time" office:time-value="PT00H41M32.876S">
            <text:p>41:32.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00H36M30.283S">
            <text:p>36:30.28</text:p>
          </table:table-cell>
          <table:table-cell office:value-type="time" office:time-value="PT03H47M31.209S">
            <text:p>47:31.21</text:p>
          </table:table-cell>
          <table:table-cell office:value-type="time" office:time-value="PT00H43M20.364S">
            <text:p>43:20.36</text:p>
          </table:table-cell>
          <table:table-cell office:value-type="time" office:time-value="PT00H43M13.806S">
            <text:p>43:13.8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00H36M30.961S">
            <text:p>36:30.96</text:p>
          </table:table-cell>
          <table:table-cell office:value-type="time" office:time-value="PT03H47M30.877S">
            <text:p>47:30.88</text:p>
          </table:table-cell>
          <table:table-cell office:value-type="time" office:time-value="PT00H44M52.973S">
            <text:p>44:52.97</text:p>
          </table:table-cell>
          <table:table-cell office:value-type="time" office:time-value="PT00H44M46.552S">
            <text:p>44:46.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00H36M38.07S">
            <text:p>36:38.07</text:p>
          </table:table-cell>
          <table:table-cell office:value-type="time" office:time-value="PT03H47M37.786S">
            <text:p>47:37.79</text:p>
          </table:table-cell>
          <table:table-cell office:value-type="time" office:time-value="PT00H46M34.538S">
            <text:p>46:34.54</text:p>
          </table:table-cell>
          <table:table-cell office:value-type="time" office:time-value="PT00H46M27.902S">
            <text:p>46:27.9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00H36M38.272S">
            <text:p>36:38.27</text:p>
          </table:table-cell>
          <table:table-cell office:value-type="time" office:time-value="PT03H47M44.054S">
            <text:p>47:44.05</text:p>
          </table:table-cell>
          <table:table-cell office:value-type="time" office:time-value="PT00H48M18.304S">
            <text:p>48:18.30</text:p>
          </table:table-cell>
          <table:table-cell office:value-type="time" office:time-value="PT00H48M11.465S">
            <text:p>48:11.4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00H36M33.558S">
            <text:p>36:33.56</text:p>
          </table:table-cell>
          <table:table-cell office:value-type="time" office:time-value="PT03H47M34.121S">
            <text:p>47:34.12</text:p>
          </table:table-cell>
          <table:table-cell office:value-type="time" office:time-value="PT00H49M53.173S">
            <text:p>49:53.17</text:p>
          </table:table-cell>
          <table:table-cell office:value-type="time" office:time-value="PT00H49M46.119S">
            <text:p>49:46.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00H36M36.325S">
            <text:p>36:36.33</text:p>
          </table:table-cell>
          <table:table-cell office:value-type="time" office:time-value="PT03H47M34.105S">
            <text:p>47:34.11</text:p>
          </table:table-cell>
          <table:table-cell office:value-type="time" office:time-value="PT00H51M42.498S">
            <text:p>51:42.50</text:p>
          </table:table-cell>
          <table:table-cell office:value-type="time" office:time-value="PT00H51M35.237S">
            <text:p>51:35.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00H36M40.745S">
            <text:p>36:40.75</text:p>
          </table:table-cell>
          <table:table-cell office:value-type="time" office:time-value="PT03H47M51.438S">
            <text:p>47:51.44</text:p>
          </table:table-cell>
          <table:table-cell office:value-type="time" office:time-value="PT00H53M26.946S">
            <text:p>53:26.95</text:p>
          </table:table-cell>
          <table:table-cell office:value-type="time" office:time-value="PT00H53M19.396S">
            <text:p>53:19.4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00H36M40.463S">
            <text:p>36:40.46</text:p>
          </table:table-cell>
          <table:table-cell office:value-type="time" office:time-value="PT03H47M36.605S">
            <text:p>47:36.61</text:p>
          </table:table-cell>
          <table:table-cell office:value-type="time" office:time-value="PT00H55M22.138S">
            <text:p>55:22.14</text:p>
          </table:table-cell>
          <table:table-cell office:value-type="time" office:time-value="PT00H55M13.959S">
            <text:p>55:13.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00H36M44.301S">
            <text:p>36:44.30</text:p>
          </table:table-cell>
          <table:table-cell office:value-type="time" office:time-value="PT03H47M52.466S">
            <text:p>47:52.47</text:p>
          </table:table-cell>
          <table:table-cell office:value-type="time" office:time-value="PT00H57M13.936S">
            <text:p>57:13.94</text:p>
          </table:table-cell>
          <table:table-cell office:value-type="time" office:time-value="PT00H57M05.85S">
            <text:p>57:05.8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00H36M43.406S">
            <text:p>36:43.41</text:p>
          </table:table-cell>
          <table:table-cell office:value-type="time" office:time-value="PT03H47M44.094S">
            <text:p>47:44.09</text:p>
          </table:table-cell>
          <table:table-cell office:value-type="time" office:time-value="PT00H59M08.525S">
            <text:p>59:08.53</text:p>
          </table:table-cell>
          <table:table-cell office:value-type="time" office:time-value="PT00H59M00.237S">
            <text:p>59:00.2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00H36M44.879S">
            <text:p>36:44.88</text:p>
          </table:table-cell>
          <table:table-cell office:value-type="time" office:time-value="PT03H47M54.663S">
            <text:p>47:54.66</text:p>
          </table:table-cell>
          <table:table-cell office:value-type="time" office:time-value="PT01H01M12.019S">
            <text:p>01:12.02</text:p>
          </table:table-cell>
          <table:table-cell office:value-type="time" office:time-value="PT01H01M03.013S">
            <text:p>01:03.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00H36M44.966S">
            <text:p>36:44.97</text:p>
          </table:table-cell>
          <table:table-cell office:value-type="time" office:time-value="PT03H47M44.494S">
            <text:p>47:44.49</text:p>
          </table:table-cell>
          <table:table-cell office:value-type="time" office:time-value="PT01H03M18.291S">
            <text:p>03:18.29</text:p>
          </table:table-cell>
          <table:table-cell office:value-type="time" office:time-value="PT01H03M09.393S">
            <text:p>03:09.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00H36M45.578S">
            <text:p>36:45.58</text:p>
          </table:table-cell>
          <table:table-cell office:value-type="time" office:time-value="PT03H47M42.002S">
            <text:p>47:42.00</text:p>
          </table:table-cell>
          <table:table-cell office:value-type="time" office:time-value="PT01H05M27.892S">
            <text:p>05:27.89</text:p>
          </table:table-cell>
          <table:table-cell office:value-type="time" office:time-value="PT01H05M18.701S">
            <text:p>05:18.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00H36M47.434S">
            <text:p>36:47.43</text:p>
          </table:table-cell>
          <table:table-cell office:value-type="time" office:time-value="PT03H47M47.886S">
            <text:p>47:47.89</text:p>
          </table:table-cell>
          <table:table-cell office:value-type="time" office:time-value="PT01H07M41.178S">
            <text:p>07:41.18</text:p>
          </table:table-cell>
          <table:table-cell office:value-type="time" office:time-value="PT01H07M31.733S">
            <text:p>07:31.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00H36M49.744S">
            <text:p>36:49.74</text:p>
          </table:table-cell>
          <table:table-cell office:value-type="time" office:time-value="PT03H48M01.883S">
            <text:p>48:01.88</text:p>
          </table:table-cell>
          <table:table-cell office:value-type="time" office:time-value="PT01H09M53.752S">
            <text:p>09:53.75</text:p>
          </table:table-cell>
          <table:table-cell office:value-type="time" office:time-value="PT01H09M43.973S">
            <text:p>09:43.9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00H36M51.137S">
            <text:p>36:51.14</text:p>
          </table:table-cell>
          <table:table-cell office:value-type="time" office:time-value="PT03H47M50.678S">
            <text:p>47:50.68</text:p>
          </table:table-cell>
          <table:table-cell office:value-type="time" office:time-value="PT01H12M13.355S">
            <text:p>12:13.36</text:p>
          </table:table-cell>
          <table:table-cell office:value-type="time" office:time-value="PT01H12M03.374S">
            <text:p>12:03.3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00H36M53.176S">
            <text:p>36:53.18</text:p>
          </table:table-cell>
          <table:table-cell office:value-type="time" office:time-value="PT03H47M48.326S">
            <text:p>47:48.33</text:p>
          </table:table-cell>
          <table:table-cell office:value-type="time" office:time-value="PT01H14M25.683S">
            <text:p>14:25.68</text:p>
          </table:table-cell>
          <table:table-cell office:value-type="time" office:time-value="PT01H14M15.242S">
            <text:p>14:15.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00H36M56.969S">
            <text:p>36:56.97</text:p>
          </table:table-cell>
          <table:table-cell office:value-type="time" office:time-value="PT03H48M01.519S">
            <text:p>48:01.52</text:p>
          </table:table-cell>
          <table:table-cell office:value-type="time" office:time-value="PT01H16M45.407S">
            <text:p>16:45.41</text:p>
          </table:table-cell>
          <table:table-cell office:value-type="time" office:time-value="PT01H16M34.755S">
            <text:p>16:34.7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00H36M55.898S">
            <text:p>36:55.90</text:p>
          </table:table-cell>
          <table:table-cell office:value-type="time" office:time-value="PT03H48M02.923S">
            <text:p>48:02.92</text:p>
          </table:table-cell>
          <table:table-cell office:value-type="time" office:time-value="PT01H19M26.7S">
            <text:p>19:26.70</text:p>
          </table:table-cell>
          <table:table-cell office:value-type="time" office:time-value="PT01H19M15.625S">
            <text:p>19:15.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00H36M56.598S">
            <text:p>36:56.60</text:p>
          </table:table-cell>
          <table:table-cell office:value-type="time" office:time-value="PT03H47M55.359S">
            <text:p>47:55.36</text:p>
          </table:table-cell>
          <table:table-cell office:value-type="time" office:time-value="PT01H21M50.154S">
            <text:p>21:50.15</text:p>
          </table:table-cell>
          <table:table-cell office:value-type="time" office:time-value="PT01H21M38.814S">
            <text:p>21:38.8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00H37M00.529S">
            <text:p>37:00.53</text:p>
          </table:table-cell>
          <table:table-cell office:value-type="time" office:time-value="PT03H48M13.316S">
            <text:p>48:13.32</text:p>
          </table:table-cell>
          <table:table-cell office:value-type="time" office:time-value="PT01H24M29.068S">
            <text:p>24:29.07</text:p>
          </table:table-cell>
          <table:table-cell office:value-type="time" office:time-value="PT01H24M17.368S">
            <text:p>24:17.3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00H37M01.408S">
            <text:p>37:01.41</text:p>
          </table:table-cell>
          <table:table-cell office:value-type="time" office:time-value="PT03H48M09.344S">
            <text:p>48:09.34</text:p>
          </table:table-cell>
          <table:table-cell office:value-type="time" office:time-value="PT01H27M04.37S">
            <text:p>27:04.37</text:p>
          </table:table-cell>
          <table:table-cell office:value-type="time" office:time-value="PT01H26M52.362S">
            <text:p>26:52.3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00H37M00.615S">
            <text:p>37:00.62</text:p>
          </table:table-cell>
          <table:table-cell office:value-type="time" office:time-value="PT03H47M59.359S">
            <text:p>47:59.36</text:p>
          </table:table-cell>
          <table:table-cell office:value-type="time" office:time-value="PT01H29M13.457S">
            <text:p>29:13.46</text:p>
          </table:table-cell>
          <table:table-cell office:value-type="time" office:time-value="PT01H29M01.166S">
            <text:p>29:01.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00H37M04.04S">
            <text:p>37:04.04</text:p>
          </table:table-cell>
          <table:table-cell office:value-type="time" office:time-value="PT03H48M14.66S">
            <text:p>48:14.66</text:p>
          </table:table-cell>
          <table:table-cell office:value-type="time" office:time-value="PT01H31M40.871S">
            <text:p>31:40.87</text:p>
          </table:table-cell>
          <table:table-cell office:value-type="time" office:time-value="PT01H31M28.103S">
            <text:p>31:28.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37M02.386S">
            <text:p>37:02.39</text:p>
          </table:table-cell>
          <table:table-cell office:value-type="time" office:time-value="PT03H47M57.723S">
            <text:p>47:57.72</text:p>
          </table:table-cell>
          <table:table-cell office:value-type="time" office:time-value="PT01H33M55.857S">
            <text:p>33:55.86</text:p>
          </table:table-cell>
          <table:table-cell office:value-type="time" office:time-value="PT01H33M42.831S">
            <text:p>33:42.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00H37M07.625S">
            <text:p>37:07.63</text:p>
          </table:table-cell>
          <table:table-cell office:value-type="time" office:time-value="PT03H48M19.144S">
            <text:p>48:19.14</text:p>
          </table:table-cell>
          <table:table-cell office:value-type="time" office:time-value="PT01H36M04.921S">
            <text:p>36:04.92</text:p>
          </table:table-cell>
          <table:table-cell office:value-type="time" office:time-value="PT01H35M51.595S">
            <text:p>35:51.6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00H37M03.479S">
            <text:p>37:03.48</text:p>
          </table:table-cell>
          <table:table-cell office:value-type="time" office:time-value="PT03H47M58.491S">
            <text:p>47:58.49</text:p>
          </table:table-cell>
          <table:table-cell office:value-type="time" office:time-value="PT01H38M22.573S">
            <text:p>38:22.57</text:p>
          </table:table-cell>
          <table:table-cell office:value-type="time" office:time-value="PT01H38M08.928S">
            <text:p>38:08.9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00H37M06.405S">
            <text:p>37:06.41</text:p>
          </table:table-cell>
          <table:table-cell office:value-type="time" office:time-value="PT03H48M17.156S">
            <text:p>48:17.16</text:p>
          </table:table-cell>
          <table:table-cell office:value-type="time" office:time-value="PT01H40M28.429S">
            <text:p>40:28.43</text:p>
          </table:table-cell>
          <table:table-cell office:value-type="time" office:time-value="PT01H40M14.532S">
            <text:p>40:14.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00H37M07.507S">
            <text:p>37:07.51</text:p>
          </table:table-cell>
          <table:table-cell office:value-type="time" office:time-value="PT03H48M14.552S">
            <text:p>48:14.55</text:p>
          </table:table-cell>
          <table:table-cell office:value-type="time" office:time-value="PT01H42M45.636S">
            <text:p>42:45.64</text:p>
          </table:table-cell>
          <table:table-cell office:value-type="time" office:time-value="PT01H42M31.452S">
            <text:p>42:31.4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00H37M08.184S">
            <text:p>37:08.18</text:p>
          </table:table-cell>
          <table:table-cell office:value-type="time" office:time-value="PT03H48M19.744S">
            <text:p>48:19.74</text:p>
          </table:table-cell>
          <table:table-cell office:value-type="time" office:time-value="PT01H44M53.524S">
            <text:p>44:53.52</text:p>
          </table:table-cell>
          <table:table-cell office:value-type="time" office:time-value="PT01H44M39.044S">
            <text:p>44:39.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00H37M07.778S">
            <text:p>37:07.78</text:p>
          </table:table-cell>
          <table:table-cell office:value-type="time" office:time-value="PT03H48M04.379S">
            <text:p>48:04.38</text:p>
          </table:table-cell>
          <table:table-cell office:value-type="time" office:time-value="PT01H47M08.894S">
            <text:p>47:08.89</text:p>
          </table:table-cell>
          <table:table-cell office:value-type="time" office:time-value="PT01H46M54.137S">
            <text:p>46:54.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00H37M06.728S">
            <text:p>37:06.73</text:p>
          </table:table-cell>
          <table:table-cell office:value-type="time" office:time-value="PT03H48M00.667S">
            <text:p>48:00.67</text:p>
          </table:table-cell>
          <table:table-cell office:value-type="time" office:time-value="PT01H49M17.618S">
            <text:p>49:17.62</text:p>
          </table:table-cell>
          <table:table-cell office:value-type="time" office:time-value="PT01H49M02.605S">
            <text:p>49:02.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00H37M12.723S">
            <text:p>37:12.72</text:p>
          </table:table-cell>
          <table:table-cell office:value-type="time" office:time-value="PT03H48M21.78S">
            <text:p>48:21.78</text:p>
          </table:table-cell>
          <table:table-cell office:value-type="time" office:time-value="PT01H51M03.463S">
            <text:p>51:03.46</text:p>
          </table:table-cell>
          <table:table-cell office:value-type="time" office:time-value="PT01H50M48.251S">
            <text:p>50:48.2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00H37M09.773S">
            <text:p>37:09.77</text:p>
          </table:table-cell>
          <table:table-cell office:value-type="time" office:time-value="PT03H48M07.895S">
            <text:p>48:07.90</text:p>
          </table:table-cell>
          <table:table-cell office:value-type="time" office:time-value="PT01H53M01.789S">
            <text:p>53:01.79</text:p>
          </table:table-cell>
          <table:table-cell office:value-type="time" office:time-value="PT01H52M46.323S">
            <text:p>52:46.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00H37M18.899S">
            <text:p>37:18.90</text:p>
          </table:table-cell>
          <table:table-cell office:value-type="time" office:time-value="PT03H48M15.252S">
            <text:p>48:15.25</text:p>
          </table:table-cell>
          <table:table-cell office:value-type="time" office:time-value="PT01H55M09.548S">
            <text:p>55:09.55</text:p>
          </table:table-cell>
          <table:table-cell office:value-type="time" office:time-value="PT01H54M53.819S">
            <text:p>54:53.8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00H37M15.181S">
            <text:p>37:15.18</text:p>
          </table:table-cell>
          <table:table-cell office:value-type="time" office:time-value="PT03H48M24.352S">
            <text:p>48:24.35</text:p>
          </table:table-cell>
          <table:table-cell office:value-type="time" office:time-value="PT01H56M52.038S">
            <text:p>56:52.04</text:p>
          </table:table-cell>
          <table:table-cell office:value-type="time" office:time-value="PT01H56M36.009S">
            <text:p>56:36.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00H37M15.359S">
            <text:p>37:15.36</text:p>
          </table:table-cell>
          <table:table-cell office:value-type="time" office:time-value="PT03H48M30.525S">
            <text:p>48:30.53</text:p>
          </table:table-cell>
          <table:table-cell office:value-type="time" office:time-value="PT01H58M38.482S">
            <text:p>58:38.48</text:p>
          </table:table-cell>
          <table:table-cell office:value-type="time" office:time-value="PT01H58M22.168S">
            <text:p>58:22.1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00H37M16.388S">
            <text:p>37:16.39</text:p>
          </table:table-cell>
          <table:table-cell office:value-type="time" office:time-value="PT03H48M13.244S">
            <text:p>48:13.24</text:p>
          </table:table-cell>
          <table:table-cell office:value-type="time" office:time-value="PT02H00M05.547S">
            <text:p>00:05.55</text:p>
          </table:table-cell>
          <table:table-cell office:value-type="time" office:time-value="PT01H59M49.053S">
            <text:p>59:49.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00H37M12.497S">
            <text:p>37:12.50</text:p>
          </table:table-cell>
          <table:table-cell office:value-type="time" office:time-value="PT03H48M07.459S">
            <text:p>48:07.46</text:p>
          </table:table-cell>
          <table:table-cell office:value-type="time" office:time-value="PT02H01M23.415S">
            <text:p>01:23.42</text:p>
          </table:table-cell>
          <table:table-cell office:value-type="time" office:time-value="PT02H01M06.81S">
            <text:p>01:06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00H37M14.713S">
            <text:p>37:14.71</text:p>
          </table:table-cell>
          <table:table-cell office:value-type="time" office:time-value="PT03H48M07.459S">
            <text:p>48:07.46</text:p>
          </table:table-cell>
          <table:table-cell office:value-type="time" office:time-value="PT02H02M35.407S">
            <text:p>02:35.41</text:p>
          </table:table-cell>
          <table:table-cell office:value-type="time" office:time-value="PT02H02M18.611S">
            <text:p>02:18.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00H37M18.294S">
            <text:p>37:18.29</text:p>
          </table:table-cell>
          <table:table-cell office:value-type="time" office:time-value="PT03H48M31.393S">
            <text:p>48:31.39</text:p>
          </table:table-cell>
          <table:table-cell office:value-type="time" office:time-value="PT02H03M44.931S">
            <text:p>03:44.93</text:p>
          </table:table-cell>
          <table:table-cell office:value-type="time" office:time-value="PT02H03M27.959S">
            <text:p>03:27.9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00H37M14.407S">
            <text:p>37:14.41</text:p>
          </table:table-cell>
          <table:table-cell office:value-type="time" office:time-value="PT03H48M09.348S">
            <text:p>48:09.35</text:p>
          </table:table-cell>
          <table:table-cell office:value-type="time" office:time-value="PT02H04M54.984S">
            <text:p>04:54.98</text:p>
          </table:table-cell>
          <table:table-cell office:value-type="time" office:time-value="PT02H04M37.871S">
            <text:p>04:37.8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00H37M15.349S">
            <text:p>37:15.35</text:p>
          </table:table-cell>
          <table:table-cell office:value-type="time" office:time-value="PT03H48M25.313S">
            <text:p>48:25.31</text:p>
          </table:table-cell>
          <table:table-cell office:value-type="time" office:time-value="PT02H05M45.713S">
            <text:p>05:45.71</text:p>
          </table:table-cell>
          <table:table-cell office:value-type="time" office:time-value="PT02H05M28.446S">
            <text:p>05:28.4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00H37M12.694S">
            <text:p>37:12.69</text:p>
          </table:table-cell>
          <table:table-cell office:value-type="time" office:time-value="PT03H48M09.308S">
            <text:p>48:09.31</text:p>
          </table:table-cell>
          <table:table-cell office:value-type="time" office:time-value="PT02H06M44.09S">
            <text:p>06:44.09</text:p>
          </table:table-cell>
          <table:table-cell office:value-type="time" office:time-value="PT02H06M26.762S">
            <text:p>06:26.7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00H37M11.94S">
            <text:p>37:11.94</text:p>
          </table:table-cell>
          <table:table-cell office:value-type="time" office:time-value="PT03H48M01.799S">
            <text:p>48:01.80</text:p>
          </table:table-cell>
          <table:table-cell office:value-type="time" office:time-value="PT02H07M27.036S">
            <text:p>07:27.04</text:p>
          </table:table-cell>
          <table:table-cell office:value-type="time" office:time-value="PT02H07M09.561S">
            <text:p>07:09.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8/22/2013</text:date>, <text:time>01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01:41:23</dc:date>
    <meta:generator>LibreOffice/3.4$Unix LibreOffice_project/340m1$Build-402</meta:generator>
    <meta:editing-duration>PT59M24S</meta:editing-duration>
    <meta:editing-cycles>1</meta:editing-cycles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5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5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7cm" svg:height="11.725cm" xlink:href=".." xlink:type="simple" chart:class="chart:line" chart:style-name="ch1">
        <chart:legend chart:legend-position="end" svg:x="13.174cm" svg:y="4.816cm" style:legend-expansion="high" chart:style-name="ch2"/>
        <chart:plot-area chart:style-name="ch3" table:cell-range-address="Sheet1.A1:Sheet1.E101" chart:data-source-has-labels="both" svg:x="0.803cm" svg:y="1.071cm" svg:width="11.665cm" svg:height="10cm">
          <chartooo:coordinate-region svg:x="2.377cm" svg:y="1.27cm" svg:width="10.004cm" svg:height="8.756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series chart:style-name="ch9" chart:values-cell-range-address="Sheet1.D2:Sheet1.D101" chart:label-cell-address="Sheet1.D1:Sheet1.D1" chart:class="chart:line">
            <chart:data-point chart:repeated="100"/>
          </chart:series>
          <chart:series chart:style-name="ch10" chart:values-cell-range-address="Sheet1.E2:Sheet1.E101" chart:label-cell-address="Sheet1.E1:Sheet1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)</text:p>
                <draw:g>
                  <svg:desc>Sheet1.B1:Sheet1.B1</svg:desc>
                </draw:g>
              </table:table-cell>
              <table:table-cell office:value-type="string">
                <text:p>User Time (OpenCL)</text:p>
                <draw:g>
                  <svg:desc>Sheet1.C1:Sheet1.C1</svg:desc>
                </draw:g>
              </table:table-cell>
              <table:table-cell office:value-type="string">
                <text:p>Wall Time (Stock)</text:p>
                <draw:g>
                  <svg:desc>Sheet1.D1:Sheet1.D1</svg:desc>
                </draw:g>
              </table:table-cell>
              <table:table-cell office:value-type="string">
                <text:p>User Time(Stock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192594444444444">
                <text:p>0.0192594444444444</text:p>
                <draw:g>
                  <svg:desc>Sheet1.C2:Sheet1.C101</svg:desc>
                </draw:g>
              </table:table-cell>
              <table:table-cell office:value-type="float" office:value="0.000197303240740741">
                <text:p>0.000197303240740741</text:p>
                <draw:g>
                  <svg:desc>Sheet1.D2:Sheet1.D101</svg:desc>
                </draw:g>
              </table:table-cell>
              <table:table-cell office:value-type="float" office:value="0.000195289351851852">
                <text:p>0.000195289351851852</text:p>
                <draw:g>
                  <svg:desc>Sheet1.E2:Sheet1.E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192722685185185">
                <text:p>0.0192722685185185</text:p>
              </table:table-cell>
              <table:table-cell office:value-type="float" office:value="0.000198668981481481">
                <text:p>0.000198668981481481</text:p>
              </table:table-cell>
              <table:table-cell office:value-type="float" office:value="0.000197048611111111">
                <text:p>0.0001970486111111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1929375">
                <text:p>0.01929375</text:p>
              </table:table-cell>
              <table:table-cell office:value-type="float" office:value="0.000210659722222222">
                <text:p>0.000210659722222222</text:p>
              </table:table-cell>
              <table:table-cell office:value-type="float" office:value="0.000209085648148148">
                <text:p>0.0002090856481481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192835185185185">
                <text:p>0.0192835185185185</text:p>
              </table:table-cell>
              <table:table-cell office:value-type="float" office:value="0.000230868055555556">
                <text:p>0.000230868055555556</text:p>
              </table:table-cell>
              <table:table-cell office:value-type="float" office:value="0.000227604166666667">
                <text:p>0.0002276041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193000925925926">
                <text:p>0.0193000925925926</text:p>
              </table:table-cell>
              <table:table-cell office:value-type="float" office:value="0.000254780092592593">
                <text:p>0.000254780092592593</text:p>
              </table:table-cell>
              <table:table-cell office:value-type="float" office:value="0.000253159722222222">
                <text:p>0.0002531597222222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193183796296296">
                <text:p>0.0193183796296296</text:p>
              </table:table-cell>
              <table:table-cell office:value-type="float" office:value="0.000285625">
                <text:p>0.000285625</text:p>
              </table:table-cell>
              <table:table-cell office:value-type="float" office:value="0.000283449074074074">
                <text:p>0.0002834490740740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193159259259259">
                <text:p>0.0193159259259259</text:p>
              </table:table-cell>
              <table:table-cell office:value-type="float" office:value="0.000328657407407407">
                <text:p>0.000328657407407407</text:p>
              </table:table-cell>
              <table:table-cell office:value-type="float" office:value="0.000326643518518519">
                <text:p>0.0003266435185185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193230555555556">
                <text:p>0.0193230555555556</text:p>
              </table:table-cell>
              <table:table-cell office:value-type="float" office:value="0.000380694444444444">
                <text:p>0.000380694444444444</text:p>
              </table:table-cell>
              <table:table-cell office:value-type="float" office:value="0.000378634259259259">
                <text:p>0.00037863425925925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193425462962963">
                <text:p>0.0193425462962963</text:p>
              </table:table-cell>
              <table:table-cell office:value-type="float" office:value="0.000444305555555556">
                <text:p>0.000444305555555556</text:p>
              </table:table-cell>
              <table:table-cell office:value-type="float" office:value="0.000442060185185185">
                <text:p>0.000442060185185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193523148148148">
                <text:p>0.0193523148148148</text:p>
              </table:table-cell>
              <table:table-cell office:value-type="float" office:value="0.000519548611111111">
                <text:p>0.000519548611111111</text:p>
              </table:table-cell>
              <table:table-cell office:value-type="float" office:value="0.000517303240740741">
                <text:p>0.00051730324074074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19360150462963">
                <text:p>0.019360150462963</text:p>
              </table:table-cell>
              <table:table-cell office:value-type="float" office:value="0.000606331018518519">
                <text:p>0.000606331018518519</text:p>
              </table:table-cell>
              <table:table-cell office:value-type="float" office:value="0.000603599537037037">
                <text:p>0.0006035995370370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193769097222222">
                <text:p>0.0193769097222222</text:p>
              </table:table-cell>
              <table:table-cell office:value-type="float" office:value="0.000713368055555555">
                <text:p>0.000713368055555555</text:p>
              </table:table-cell>
              <table:table-cell office:value-type="float" office:value="0.000710601851851852">
                <text:p>0.0007106018518518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193734837962963">
                <text:p>0.0193734837962963</text:p>
              </table:table-cell>
              <table:table-cell office:value-type="float" office:value="0.000829953703703704">
                <text:p>0.000829953703703704</text:p>
              </table:table-cell>
              <table:table-cell office:value-type="float" office:value="0.00082662037037037">
                <text:p>0.000826620370370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193925115740741">
                <text:p>0.0193925115740741</text:p>
              </table:table-cell>
              <table:table-cell office:value-type="float" office:value="0.000963310185185185">
                <text:p>0.000963310185185185</text:p>
              </table:table-cell>
              <table:table-cell office:value-type="float" office:value="0.000960150462962963">
                <text:p>0.0009601504629629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193996412037037">
                <text:p>0.0193996412037037</text:p>
              </table:table-cell>
              <table:table-cell office:value-type="float" office:value="0.00110717592592593">
                <text:p>0.00110717592592593</text:p>
              </table:table-cell>
              <table:table-cell office:value-type="float" office:value="0.00110363425925926">
                <text:p>0.001103634259259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663944328703704">
                <text:p>0.0663944328703704</text:p>
              </table:table-cell>
              <table:table-cell office:value-type="float" office:value="0.00149362268518519">
                <text:p>0.00149362268518519</text:p>
              </table:table-cell>
              <table:table-cell office:value-type="float" office:value="0.00148861111111111">
                <text:p>0.0014886111111111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66342337962963">
                <text:p>0.066342337962963</text:p>
              </table:table-cell>
              <table:table-cell office:value-type="float" office:value="0.00168449074074074">
                <text:p>0.00168449074074074</text:p>
              </table:table-cell>
              <table:table-cell office:value-type="float" office:value="0.0016784837962963">
                <text:p>0.00167848379629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157309502314815">
                <text:p>0.157309502314815</text:p>
              </table:table-cell>
              <table:table-cell office:value-type="float" office:value="0.00224262731481481">
                <text:p>0.00224262731481481</text:p>
              </table:table-cell>
              <table:table-cell office:value-type="float" office:value="0.0022337037037037">
                <text:p>0.00223370370370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157445625">
                <text:p>0.157445625</text:p>
              </table:table-cell>
              <table:table-cell office:value-type="float" office:value="0.00247128472222222">
                <text:p>0.00247128472222222</text:p>
              </table:table-cell>
              <table:table-cell office:value-type="float" office:value="0.00246158564814815">
                <text:p>0.002461585648148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157428865740741">
                <text:p>0.157428865740741</text:p>
              </table:table-cell>
              <table:table-cell office:value-type="float" office:value="0.0027219212962963">
                <text:p>0.0027219212962963</text:p>
              </table:table-cell>
              <table:table-cell office:value-type="float" office:value="0.00271216435185185">
                <text:p>0.0027121643518518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157269085648148">
                <text:p>0.157269085648148</text:p>
              </table:table-cell>
              <table:table-cell office:value-type="float" office:value="0.00299700231481481">
                <text:p>0.00299700231481481</text:p>
              </table:table-cell>
              <table:table-cell office:value-type="float" office:value="0.00298662037037037">
                <text:p>0.0029866203703703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157325208333333">
                <text:p>0.157325208333333</text:p>
              </table:table-cell>
              <table:table-cell office:value-type="float" office:value="0.00330819444444444">
                <text:p>0.00330819444444444</text:p>
              </table:table-cell>
              <table:table-cell office:value-type="float" office:value="0.00329608796296296">
                <text:p>0.0032960879629629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15754818287037">
                <text:p>0.15754818287037</text:p>
              </table:table-cell>
              <table:table-cell office:value-type="float" office:value="0.0036190162037037">
                <text:p>0.0036190162037037</text:p>
              </table:table-cell>
              <table:table-cell office:value-type="float" office:value="0.00360711805555555">
                <text:p>0.0036071180555555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157528645833333">
                <text:p>0.157528645833333</text:p>
              </table:table-cell>
              <table:table-cell office:value-type="float" office:value="0.00397306712962963">
                <text:p>0.00397306712962963</text:p>
              </table:table-cell>
              <table:table-cell office:value-type="float" office:value="0.00395996527777778">
                <text:p>0.003959965277777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1575528125">
                <text:p>0.1575528125</text:p>
              </table:table-cell>
              <table:table-cell office:value-type="float" office:value="0.00436240740740741">
                <text:p>0.00436240740740741</text:p>
              </table:table-cell>
              <table:table-cell office:value-type="float" office:value="0.00434855324074074">
                <text:p>0.004348553240740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157577719907407">
                <text:p>0.157577719907407</text:p>
              </table:table-cell>
              <table:table-cell office:value-type="float" office:value="0.00477207175925926">
                <text:p>0.00477207175925926</text:p>
              </table:table-cell>
              <table:table-cell office:value-type="float" office:value="0.00475747685185185">
                <text:p>0.00475747685185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157637118055556">
                <text:p>0.157637118055556</text:p>
              </table:table-cell>
              <table:table-cell office:value-type="float" office:value="0.00519642361111111">
                <text:p>0.00519642361111111</text:p>
              </table:table-cell>
              <table:table-cell office:value-type="float" office:value="0.00518050925925926">
                <text:p>0.005180509259259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157623923611111">
                <text:p>0.157623923611111</text:p>
              </table:table-cell>
              <table:table-cell office:value-type="float" office:value="0.00568030092592593">
                <text:p>0.00568030092592593</text:p>
              </table:table-cell>
              <table:table-cell office:value-type="float" office:value="0.00566295138888889">
                <text:p>0.005662951388888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157617719907407">
                <text:p>0.157617719907407</text:p>
              </table:table-cell>
              <table:table-cell office:value-type="float" office:value="0.0061874537037037">
                <text:p>0.0061874537037037</text:p>
              </table:table-cell>
              <table:table-cell office:value-type="float" office:value="0.00616950231481481">
                <text:p>0.006169502314814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157485162037037">
                <text:p>0.157485162037037</text:p>
              </table:table-cell>
              <table:table-cell office:value-type="float" office:value="0.00671229166666667">
                <text:p>0.00671229166666667</text:p>
              </table:table-cell>
              <table:table-cell office:value-type="float" office:value="0.00669361111111111">
                <text:p>0.006693611111111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157440347222222">
                <text:p>0.157440347222222</text:p>
              </table:table-cell>
              <table:table-cell office:value-type="float" office:value="0.00723466435185185">
                <text:p>0.00723466435185185</text:p>
              </table:table-cell>
              <table:table-cell office:value-type="float" office:value="0.00721392361111111">
                <text:p>0.007213923611111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157659895833333">
                <text:p>0.157659895833333</text:p>
              </table:table-cell>
              <table:table-cell office:value-type="float" office:value="0.00787737268518519">
                <text:p>0.00787737268518519</text:p>
              </table:table-cell>
              <table:table-cell office:value-type="float" office:value="0.00785516203703704">
                <text:p>0.0078551620370370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157759768518519">
                <text:p>0.157759768518519</text:p>
              </table:table-cell>
              <table:table-cell office:value-type="float" office:value="0.00846622685185185">
                <text:p>0.00846622685185185</text:p>
              </table:table-cell>
              <table:table-cell office:value-type="float" office:value="0.00844289351851852">
                <text:p>0.0084428935185185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157597951388889">
                <text:p>0.157597951388889</text:p>
              </table:table-cell>
              <table:table-cell office:value-type="float" office:value="0.00914357638888889">
                <text:p>0.00914357638888889</text:p>
              </table:table-cell>
              <table:table-cell office:value-type="float" office:value="0.0091109375">
                <text:p>0.00911093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157760277777778">
                <text:p>0.157760277777778</text:p>
              </table:table-cell>
              <table:table-cell office:value-type="float" office:value="0.00982704861111111">
                <text:p>0.00982704861111111</text:p>
              </table:table-cell>
              <table:table-cell office:value-type="float" office:value="0.00980033564814815">
                <text:p>0.009800335648148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157596840277778">
                <text:p>0.157596840277778</text:p>
              </table:table-cell>
              <table:table-cell office:value-type="float" office:value="0.0105619560185185">
                <text:p>0.0105619560185185</text:p>
              </table:table-cell>
              <table:table-cell office:value-type="float" office:value="0.0105338541666667">
                <text:p>0.0105338541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157662673611111">
                <text:p>0.157662673611111</text:p>
              </table:table-cell>
              <table:table-cell office:value-type="float" office:value="0.011357974537037">
                <text:p>0.011357974537037</text:p>
              </table:table-cell>
              <table:table-cell office:value-type="float" office:value="0.0113286689814815">
                <text:p>0.01132866898148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250937268518518">
                <text:p>0.0250937268518518</text:p>
              </table:table-cell>
              <table:table-cell office:value-type="float" office:value="0.15791630787037">
                <text:p>0.15791630787037</text:p>
              </table:table-cell>
              <table:table-cell office:value-type="float" office:value="0.0121552083333333">
                <text:p>0.0121552083333333</text:p>
              </table:table-cell>
              <table:table-cell office:value-type="float" office:value="0.0121236226851852">
                <text:p>0.01212362268518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157694756944444">
                <text:p>0.157694756944444</text:p>
              </table:table-cell>
              <table:table-cell office:value-type="float" office:value="0.013000150462963">
                <text:p>0.013000150462963</text:p>
              </table:table-cell>
              <table:table-cell office:value-type="float" office:value="0.012966875">
                <text:p>0.0129668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157894826388889">
                <text:p>0.157894826388889</text:p>
              </table:table-cell>
              <table:table-cell office:value-type="float" office:value="0.0138487962962963">
                <text:p>0.0138487962962963</text:p>
              </table:table-cell>
              <table:table-cell office:value-type="float" office:value="0.0138114699074074">
                <text:p>0.013811469907407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157927650462963">
                <text:p>0.157927650462963</text:p>
              </table:table-cell>
              <table:table-cell office:value-type="float" office:value="0.014690462962963">
                <text:p>0.014690462962963</text:p>
              </table:table-cell>
              <table:table-cell office:value-type="float" office:value="0.0146535069444444">
                <text:p>0.014653506944444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157908530092593">
                <text:p>0.157908530092593</text:p>
              </table:table-cell>
              <table:table-cell office:value-type="float" office:value="0.0155512384259259">
                <text:p>0.0155512384259259</text:p>
              </table:table-cell>
              <table:table-cell office:value-type="float" office:value="0.0155094444444444">
                <text:p>0.01550944444444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157882465277778">
                <text:p>0.157882465277778</text:p>
              </table:table-cell>
              <table:table-cell office:value-type="float" office:value="0.0164701273148148">
                <text:p>0.0164701273148148</text:p>
              </table:table-cell>
              <table:table-cell office:value-type="float" office:value="0.0164291319444444">
                <text:p>0.01642913194444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157815740740741">
                <text:p>0.157815740740741</text:p>
              </table:table-cell>
              <table:table-cell office:value-type="float" office:value="0.0173873842592593">
                <text:p>0.0173873842592593</text:p>
              </table:table-cell>
              <table:table-cell office:value-type="float" office:value="0.0173409027777778">
                <text:p>0.017340902777777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52115856481481">
                <text:p>0.0252115856481481</text:p>
              </table:table-cell>
              <table:table-cell office:value-type="float" office:value="0.158098310185185">
                <text:p>0.158098310185185</text:p>
              </table:table-cell>
              <table:table-cell office:value-type="float" office:value="0.0183486689814815">
                <text:p>0.0183486689814815</text:p>
              </table:table-cell>
              <table:table-cell office:value-type="float" office:value="0.0183031365740741">
                <text:p>0.01830313657407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158067662037037">
                <text:p>0.158067662037037</text:p>
              </table:table-cell>
              <table:table-cell office:value-type="float" office:value="0.019425474537037">
                <text:p>0.019425474537037</text:p>
              </table:table-cell>
              <table:table-cell office:value-type="float" office:value="0.019377650462963">
                <text:p>0.01937765046296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158064456018519">
                <text:p>0.158064456018519</text:p>
              </table:table-cell>
              <table:table-cell office:value-type="float" office:value="0.0204306828703704">
                <text:p>0.0204306828703704</text:p>
              </table:table-cell>
              <table:table-cell office:value-type="float" office:value="0.0203753009259259">
                <text:p>0.020375300925925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158047418981481">
                <text:p>0.158047418981481</text:p>
              </table:table-cell>
              <table:table-cell office:value-type="float" office:value="0.0215050925925926">
                <text:p>0.0215050925925926</text:p>
              </table:table-cell>
              <table:table-cell office:value-type="float" office:value="0.0214528240740741">
                <text:p>0.021452824074074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157880891203704">
                <text:p>0.157880891203704</text:p>
              </table:table-cell>
              <table:table-cell office:value-type="float" office:value="0.0225891319444444">
                <text:p>0.0225891319444444</text:p>
              </table:table-cell>
              <table:table-cell office:value-type="float" office:value="0.022534375">
                <text:p>0.0225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157877546296296">
                <text:p>0.157877546296296</text:p>
              </table:table-cell>
              <table:table-cell office:value-type="float" office:value="0.023688125">
                <text:p>0.023688125</text:p>
              </table:table-cell>
              <table:table-cell office:value-type="float" office:value="0.0236312962962963">
                <text:p>0.02363129629629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157894502314815">
                <text:p>0.157894502314815</text:p>
              </table:table-cell>
              <table:table-cell office:value-type="float" office:value="0.0247168171296296">
                <text:p>0.0247168171296296</text:p>
              </table:table-cell>
              <table:table-cell office:value-type="float" office:value="0.0246573726851852">
                <text:p>0.02465737268518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157996539351852">
                <text:p>0.157996539351852</text:p>
              </table:table-cell>
              <table:table-cell office:value-type="float" office:value="0.0257998611111111">
                <text:p>0.0257998611111111</text:p>
              </table:table-cell>
              <table:table-cell office:value-type="float" office:value="0.0257375347222222">
                <text:p>0.025737534722222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158230671296296">
                <text:p>0.158230671296296</text:p>
              </table:table-cell>
              <table:table-cell office:value-type="float" office:value="0.0267840277777778">
                <text:p>0.0267840277777778</text:p>
              </table:table-cell>
              <table:table-cell office:value-type="float" office:value="0.0267194444444444">
                <text:p>0.02671944444444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158176226851852">
                <text:p>0.158176226851852</text:p>
              </table:table-cell>
              <table:table-cell office:value-type="float" office:value="0.0278780208333333">
                <text:p>0.0278780208333333</text:p>
              </table:table-cell>
              <table:table-cell office:value-type="float" office:value="0.027811412037037">
                <text:p>0.0278114120370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158100532407407">
                <text:p>0.158100532407407</text:p>
              </table:table-cell>
              <table:table-cell office:value-type="float" office:value="0.0289218981481481">
                <text:p>0.0289218981481481</text:p>
              </table:table-cell>
              <table:table-cell office:value-type="float" office:value="0.0288527314814815">
                <text:p>0.02885273148148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158000104166667">
                <text:p>0.158000104166667</text:p>
              </table:table-cell>
              <table:table-cell office:value-type="float" office:value="0.0300968055555556">
                <text:p>0.0300968055555556</text:p>
              </table:table-cell>
              <table:table-cell office:value-type="float" office:value="0.0300209027777778">
                <text:p>0.03002090277777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157996261574074">
                <text:p>0.157996261574074</text:p>
              </table:table-cell>
              <table:table-cell office:value-type="float" office:value="0.0311686689814815">
                <text:p>0.0311686689814815</text:p>
              </table:table-cell>
              <table:table-cell office:value-type="float" office:value="0.0310943518518519">
                <text:p>0.031094351851851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158076226851852">
                <text:p>0.158076226851852</text:p>
              </table:table-cell>
              <table:table-cell office:value-type="float" office:value="0.0323441898148148">
                <text:p>0.0323441898148148</text:p>
              </table:table-cell>
              <table:table-cell office:value-type="float" office:value="0.0322673842592593">
                <text:p>0.032267384259259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158148773148148">
                <text:p>0.158148773148148</text:p>
              </table:table-cell>
              <table:table-cell office:value-type="float" office:value="0.0335451851851852">
                <text:p>0.0335451851851852</text:p>
              </table:table-cell>
              <table:table-cell office:value-type="float" office:value="0.0334660300925926">
                <text:p>0.03346603009259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15803380787037">
                <text:p>0.15803380787037</text:p>
              </table:table-cell>
              <table:table-cell office:value-type="float" office:value="0.0346432060185185">
                <text:p>0.0346432060185185</text:p>
              </table:table-cell>
              <table:table-cell office:value-type="float" office:value="0.0345615625">
                <text:p>0.034561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158033622685185">
                <text:p>0.158033622685185</text:p>
              </table:table-cell>
              <table:table-cell office:value-type="float" office:value="0.0359085416666667">
                <text:p>0.0359085416666667</text:p>
              </table:table-cell>
              <table:table-cell office:value-type="float" office:value="0.0358245023148148">
                <text:p>0.03582450231481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158234236111111">
                <text:p>0.158234236111111</text:p>
              </table:table-cell>
              <table:table-cell office:value-type="float" office:value="0.0371174305555555">
                <text:p>0.0371174305555555</text:p>
              </table:table-cell>
              <table:table-cell office:value-type="float" office:value="0.0370300462962963">
                <text:p>0.03703004629629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15806255787037">
                <text:p>0.15806255787037</text:p>
              </table:table-cell>
              <table:table-cell office:value-type="float" office:value="0.0384506712962963">
                <text:p>0.0384506712962963</text:p>
              </table:table-cell>
              <table:table-cell office:value-type="float" office:value="0.0383560069444444">
                <text:p>0.03835600694444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158246134259259">
                <text:p>0.158246134259259</text:p>
              </table:table-cell>
              <table:table-cell office:value-type="float" office:value="0.0397446296296296">
                <text:p>0.0397446296296296</text:p>
              </table:table-cell>
              <table:table-cell office:value-type="float" office:value="0.0396510416666667">
                <text:p>0.03965104166666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158149236111111">
                <text:p>0.158149236111111</text:p>
              </table:table-cell>
              <table:table-cell office:value-type="float" office:value="0.0410708912037037">
                <text:p>0.0410708912037037</text:p>
              </table:table-cell>
              <table:table-cell office:value-type="float" office:value="0.0409749652777778">
                <text:p>0.04097496527777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1582715625">
                <text:p>0.1582715625</text:p>
              </table:table-cell>
              <table:table-cell office:value-type="float" office:value="0.0425002199074074">
                <text:p>0.0425002199074074</text:p>
              </table:table-cell>
              <table:table-cell office:value-type="float" office:value="0.0423959837962963">
                <text:p>0.042395983796296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158153865740741">
                <text:p>0.158153865740741</text:p>
              </table:table-cell>
              <table:table-cell office:value-type="float" office:value="0.0439617013888889">
                <text:p>0.0439617013888889</text:p>
              </table:table-cell>
              <table:table-cell office:value-type="float" office:value="0.0438587152777778">
                <text:p>0.04385871527777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158125023148148">
                <text:p>0.158125023148148</text:p>
              </table:table-cell>
              <table:table-cell office:value-type="float" office:value="0.045461712962963">
                <text:p>0.045461712962963</text:p>
              </table:table-cell>
              <table:table-cell office:value-type="float" office:value="0.0453553356481481">
                <text:p>0.045355335648148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158193125">
                <text:p>0.158193125</text:p>
              </table:table-cell>
              <table:table-cell office:value-type="float" office:value="0.047004375">
                <text:p>0.047004375</text:p>
              </table:table-cell>
              <table:table-cell office:value-type="float" office:value="0.0468950578703704">
                <text:p>0.04689505787037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158355127314815">
                <text:p>0.158355127314815</text:p>
              </table:table-cell>
              <table:table-cell office:value-type="float" office:value="0.0485387962962963">
                <text:p>0.0485387962962963</text:p>
              </table:table-cell>
              <table:table-cell office:value-type="float" office:value="0.0484256134259259">
                <text:p>0.048425613425925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158225439814815">
                <text:p>0.158225439814815</text:p>
              </table:table-cell>
              <table:table-cell office:value-type="float" office:value="0.0501545717592593">
                <text:p>0.0501545717592593</text:p>
              </table:table-cell>
              <table:table-cell office:value-type="float" office:value="0.0500390509259259">
                <text:p>0.050039050925925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158198217592593">
                <text:p>0.158198217592593</text:p>
              </table:table-cell>
              <table:table-cell office:value-type="float" office:value="0.0516861458333333">
                <text:p>0.0516861458333333</text:p>
              </table:table-cell>
              <table:table-cell office:value-type="float" office:value="0.0515653009259259">
                <text:p>0.051565300925925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158350914351852">
                <text:p>0.158350914351852</text:p>
              </table:table-cell>
              <table:table-cell office:value-type="float" office:value="0.0533033217592593">
                <text:p>0.0533033217592593</text:p>
              </table:table-cell>
              <table:table-cell office:value-type="float" office:value="0.0531800347222222">
                <text:p>0.053180034722222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158367164351852">
                <text:p>0.158367164351852</text:p>
              </table:table-cell>
              <table:table-cell office:value-type="float" office:value="0.0551701388888889">
                <text:p>0.0551701388888889</text:p>
              </table:table-cell>
              <table:table-cell office:value-type="float" office:value="0.0550419560185185">
                <text:p>0.055041956018518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158279618055556">
                <text:p>0.158279618055556</text:p>
              </table:table-cell>
              <table:table-cell office:value-type="float" office:value="0.0568304861111111">
                <text:p>0.0568304861111111</text:p>
              </table:table-cell>
              <table:table-cell office:value-type="float" office:value="0.0566992361111111">
                <text:p>0.05669923611111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158487453703704">
                <text:p>0.158487453703704</text:p>
              </table:table-cell>
              <table:table-cell office:value-type="float" office:value="0.0586697685185185">
                <text:p>0.0586697685185185</text:p>
              </table:table-cell>
              <table:table-cell office:value-type="float" office:value="0.0585343518518519">
                <text:p>0.05853435185185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158441481481481">
                <text:p>0.158441481481481</text:p>
              </table:table-cell>
              <table:table-cell office:value-type="float" office:value="0.0604672453703704">
                <text:p>0.0604672453703704</text:p>
              </table:table-cell>
              <table:table-cell office:value-type="float" office:value="0.0603282638888889">
                <text:p>0.060328263888888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158325914351852">
                <text:p>0.158325914351852</text:p>
              </table:table-cell>
              <table:table-cell office:value-type="float" office:value="0.0619613078703704">
                <text:p>0.0619613078703704</text:p>
              </table:table-cell>
              <table:table-cell office:value-type="float" office:value="0.0618190509259259">
                <text:p>0.06181905092592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158503009259259">
                <text:p>0.158503009259259</text:p>
              </table:table-cell>
              <table:table-cell office:value-type="float" office:value="0.0636674884259259">
                <text:p>0.0636674884259259</text:p>
              </table:table-cell>
              <table:table-cell office:value-type="float" office:value="0.0635197106481482">
                <text:p>0.0635197106481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158306979166667">
                <text:p>0.158306979166667</text:p>
              </table:table-cell>
              <table:table-cell office:value-type="float" office:value="0.0652298263888889">
                <text:p>0.0652298263888889</text:p>
              </table:table-cell>
              <table:table-cell office:value-type="float" office:value="0.0650790625">
                <text:p>0.06507906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158554907407407">
                <text:p>0.158554907407407</text:p>
              </table:table-cell>
              <table:table-cell office:value-type="float" office:value="0.0667236226851852">
                <text:p>0.0667236226851852</text:p>
              </table:table-cell>
              <table:table-cell office:value-type="float" office:value="0.0665693865740741">
                <text:p>0.06656938657407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158315868055556">
                <text:p>0.158315868055556</text:p>
              </table:table-cell>
              <table:table-cell office:value-type="float" office:value="0.0683168171296296">
                <text:p>0.0683168171296296</text:p>
              </table:table-cell>
              <table:table-cell office:value-type="float" office:value="0.0681588888888889">
                <text:p>0.068158888888888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158531898148148">
                <text:p>0.158531898148148</text:p>
              </table:table-cell>
              <table:table-cell office:value-type="float" office:value="0.0697734837962963">
                <text:p>0.0697734837962963</text:p>
              </table:table-cell>
              <table:table-cell office:value-type="float" office:value="0.0696126388888889">
                <text:p>0.069612638888888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158501759259259">
                <text:p>0.158501759259259</text:p>
              </table:table-cell>
              <table:table-cell office:value-type="float" office:value="0.0713615277777778">
                <text:p>0.0713615277777778</text:p>
              </table:table-cell>
              <table:table-cell office:value-type="float" office:value="0.0711973611111111">
                <text:p>0.071197361111111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158561851851852">
                <text:p>0.158561851851852</text:p>
              </table:table-cell>
              <table:table-cell office:value-type="float" office:value="0.072841712962963">
                <text:p>0.072841712962963</text:p>
              </table:table-cell>
              <table:table-cell office:value-type="float" office:value="0.0726741203703704">
                <text:p>0.072674120370370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158384016203704">
                <text:p>0.158384016203704</text:p>
              </table:table-cell>
              <table:table-cell office:value-type="float" office:value="0.0744084953703704">
                <text:p>0.0744084953703704</text:p>
              </table:table-cell>
              <table:table-cell office:value-type="float" office:value="0.0742376967592593">
                <text:p>0.074237696759259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158341053240741">
                <text:p>0.158341053240741</text:p>
              </table:table-cell>
              <table:table-cell office:value-type="float" office:value="0.0758983564814815">
                <text:p>0.0758983564814815</text:p>
              </table:table-cell>
              <table:table-cell office:value-type="float" office:value="0.0757245949074074">
                <text:p>0.075724594907407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158585416666667">
                <text:p>0.158585416666667</text:p>
              </table:table-cell>
              <table:table-cell office:value-type="float" office:value="0.0771234143518519">
                <text:p>0.0771234143518519</text:p>
              </table:table-cell>
              <table:table-cell office:value-type="float" office:value="0.076947349537037">
                <text:p>0.07694734953703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158424710648148">
                <text:p>0.158424710648148</text:p>
              </table:table-cell>
              <table:table-cell office:value-type="float" office:value="0.0784929282407407">
                <text:p>0.0784929282407407</text:p>
              </table:table-cell>
              <table:table-cell office:value-type="float" office:value="0.0783139236111111">
                <text:p>0.07831392361111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158509861111111">
                <text:p>0.158509861111111</text:p>
              </table:table-cell>
              <table:table-cell office:value-type="float" office:value="0.0799716203703704">
                <text:p>0.0799716203703704</text:p>
              </table:table-cell>
              <table:table-cell office:value-type="float" office:value="0.0797895717592593">
                <text:p>0.079789571759259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158615185185185">
                <text:p>0.158615185185185</text:p>
              </table:table-cell>
              <table:table-cell office:value-type="float" office:value="0.0811578472222222">
                <text:p>0.0811578472222222</text:p>
              </table:table-cell>
              <table:table-cell office:value-type="float" office:value="0.0809723263888889">
                <text:p>0.080972326388888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158686631944444">
                <text:p>0.158686631944444</text:p>
              </table:table-cell>
              <table:table-cell office:value-type="float" office:value="0.082389837962963">
                <text:p>0.082389837962963</text:p>
              </table:table-cell>
              <table:table-cell office:value-type="float" office:value="0.0822010185185185">
                <text:p>0.082201018518518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15848662037037">
                <text:p>0.15848662037037</text:p>
              </table:table-cell>
              <table:table-cell office:value-type="float" office:value="0.0833975347222222">
                <text:p>0.0833975347222222</text:p>
              </table:table-cell>
              <table:table-cell office:value-type="float" office:value="0.0832066319444444">
                <text:p>0.083206631944444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158419664351852">
                <text:p>0.158419664351852</text:p>
              </table:table-cell>
              <table:table-cell office:value-type="float" office:value="0.0842987847222222">
                <text:p>0.0842987847222222</text:p>
              </table:table-cell>
              <table:table-cell office:value-type="float" office:value="0.0841065972222222">
                <text:p>0.084106597222222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158419664351852">
                <text:p>0.158419664351852</text:p>
              </table:table-cell>
              <table:table-cell office:value-type="float" office:value="0.085132025462963">
                <text:p>0.085132025462963</text:p>
              </table:table-cell>
              <table:table-cell office:value-type="float" office:value="0.0849376273148148">
                <text:p>0.084937627314814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158696678240741">
                <text:p>0.158696678240741</text:p>
              </table:table-cell>
              <table:table-cell office:value-type="float" office:value="0.0859367013888889">
                <text:p>0.0859367013888889</text:p>
              </table:table-cell>
              <table:table-cell office:value-type="float" office:value="0.0857402662037037">
                <text:p>0.085740266203703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158441527777778">
                <text:p>0.158441527777778</text:p>
              </table:table-cell>
              <table:table-cell office:value-type="float" office:value="0.0867475">
                <text:p>0.0867475</text:p>
              </table:table-cell>
              <table:table-cell office:value-type="float" office:value="0.0865494328703704">
                <text:p>0.086549432870370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15862630787037">
                <text:p>0.15862630787037</text:p>
              </table:table-cell>
              <table:table-cell office:value-type="float" office:value="0.0873346412037037">
                <text:p>0.0873346412037037</text:p>
              </table:table-cell>
              <table:table-cell office:value-type="float" office:value="0.0871347916666667">
                <text:p>0.08713479166666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158441064814815">
                <text:p>0.158441064814815</text:p>
              </table:table-cell>
              <table:table-cell office:value-type="float" office:value="0.0880103009259259">
                <text:p>0.0880103009259259</text:p>
              </table:table-cell>
              <table:table-cell office:value-type="float" office:value="0.0878097453703704">
                <text:p>0.08780974537037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158354155092593">
                <text:p>0.158354155092593</text:p>
              </table:table-cell>
              <table:table-cell office:value-type="float" office:value="0.0885073611111111">
                <text:p>0.0885073611111111</text:p>
              </table:table-cell>
              <table:table-cell office:value-type="float" office:value="0.0883051041666667">
                <text:p>0.0883051041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